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5a272" style:font-name-asian="Nimbus Mono L"/>
    </style:style>
    <style:style style:name="P24" style:family="paragraph" style:parent-style-name="Preformatted_20_Text">
      <style:text-properties officeooo:paragraph-rsid="0035a272" style:font-name-asian="Nimbus Mono L"/>
    </style:style>
    <style:style style:name="P25" style:family="paragraph" style:parent-style-name="Preformatted_20_Text">
      <style:text-properties officeooo:paragraph-rsid="003b6f28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3e4aed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568580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style:font-name="Nimbus Mono L" officeooo:rsid="0007e423"/>
    </style:style>
    <style:style style:name="T21" style:family="text">
      <style:text-properties style:font-name="Nimbus Mono L" officeooo:rsid="00566f4a"/>
    </style:style>
    <style:style style:name="T22" style:family="text">
      <style:text-properties style:font-name="Nimbus Mono L" officeooo:rsid="003ebe65"/>
    </style:style>
    <style:style style:name="T23" style:family="text">
      <style:text-properties fo:color="#808080" style:font-name-asian="DejaVu Sans" style:font-size-asian="11.3000001907349pt" style:font-style-asian="italic"/>
    </style:style>
    <style:style style:name="T24" style:family="text">
      <style:text-properties fo:color="#808080" officeooo:rsid="0044ccd1" style:font-name-asian="DejaVu Sans" style:font-size-asian="11.3000001907349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975_1826826792"/><text:bookmark-start text:name="__DdeLink__516_199362306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978_1826826792"/><text:bookmark-start text:name="__DdeLink__518_199362306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983_1826826792"/><text:bookmark-start text:name="__DdeLink__520_1993623062"/>申请<text:bookmark-end text:name="__DdeLink__520_1993623062"/>入住原因<text:bookmark-end text:name="__DdeLink__983_1826826792"/><text:tab/><text:tab/><text:tab/><text:tab/></text:p>
      <text:p text:style-name="P3"><text:tab/><text:tab/><text:tab/><text:tab/><text:bookmark-start text:name="__DdeLink__3702_891009594"/>字段名称_<text:span text:style-name="T4">6</text:span>:<text:bookmark-start text:name="__DdeLink__522_1993623062"/><text:bookmark-start text:name="__DdeLink__986_1826826792"/>住宿<text:bookmark-end text:name="__DdeLink__522_1993623062"/>负责人<text:bookmark-end text:name="__DdeLink__3702_891009594"/><text:bookmark-end text:name="__DdeLink__986_1826826792"/></text:p>
      <text:p text:style-name="P25"><text:span text:style-name="T20"><text:tab/><text:tab/><text:tab/><text:tab/>字段名称_</text:span><text:span text:style-name="T21">6</text:span><text:span text:style-name="T20">:</text:span><text:bookmark text:name="__DdeLink__986_18268267921"/><text:span text:style-name="T23">福利模块负责人</text:span></text:p>
      <text:p text:style-name="P3"><text:tab/><text:tab/><text:tab/><text:tab/>字段名称_<text:span text:style-name="T4">7</text:span>:<text:bookmark-start text:name="__DdeLink__991_1826826792"/>审核<text:bookmark-end text:name="__DdeLink__991_1826826792"/>状态</text:p>
      <text:p text:style-name="P3"><text:tab/><text:tab/><text:tab/><text:tab/>字段名称_<text:span text:style-name="T4">8</text:span>:<text:bookmark-start text:name="__DdeLink__994_1826826792"/><text:bookmark-start text:name="__DdeLink__526_199362306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996_1826826792"/><text:bookmark-start text:name="__DdeLink__528_1993623062"/>备注<text:bookmark-end text:name="__DdeLink__996_1826826792"/><text:bookmark-end text:name="__DdeLink__528_199362306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27"><text:tab/><text:tab/><text:tab/><text:tab/>字段名称_<text:span text:style-name="T4">9</text:span>:<text:bookmark-start text:name="__DdeLink__528_1993623062111"/>福利<text:bookmark-end text:name="__DdeLink__528_1993623062111"/>负责人 <text:s text:c="12"/>标签类型：文本框</text:p>
      <text:p text:style-name="P24"><text:span text:style-name="T20"><text:tab/><text:tab/><text:tab/><text:tab/></text:span><text:bookmark-start text:name="__DdeLink__1131_1088778203"/><text:span text:style-name="T20">字段名称_:</text:span><text:span text:style-name="T23">审核状态 </text:span><text:span text:style-name="T20"><text:s text:c="2"/>标签类型：下拉框</text:span><text:span text:style-name="T22">(通过/不通过)</text:span><text:span text:style-name="T20"> 必填</text:span><text:bookmark-end text:name="__DdeLink__1131_1088778203"/>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<text:bookmark-start text:name="__DdeLink__3695_891009594"/>字段名称_<text:span text:style-name="T8">13</text:span>:<text:bookmark-end text:name="__DdeLink__3695_891009594"/>审核状态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soft-page-break/><text:tab/><text:tab/><text:tab/><text:tab/>字段名称_<text:span text:style-name="T2">2</text:span>:项目组 <text:s text:c="3"/>标签类型：文本框 必填</text:p>
      <text:p text:style-name="P9"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1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23"><text:tab/><text:tab/><text:tab/><text:tab/>字段名称_:<text:span text:style-name="T23">审核状态 </text:span><text:s text:c="2"/>标签类型：下拉框 必填</text:p>
      <text:p text:style-name="P11"/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综合资源部核实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soft-page-break/><text:tab/><text:tab/><text:tab/><text:tab/>字段名称_<text:span text:style-name="T2">1</text:span>:地区 <text:s text:c="4"/>标签类型：文本框 必填</text:p>
      <text:p text:style-name="P12"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 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2"><text:tab/><text:tab/><text:tab/>功能名字_<text:span text:style-name="T19">5:综合资源部审核</text:span> <text:s/>功能类型:</text:p>
      <text:p text:style-name="P31"><text:tab/><text:tab/><text:tab/><text:tab/>字段名称_:<text:span text:style-name="T23">审核状态 </text:span><text:s text:c="2"/>标签类型：<text:bookmark-start text:name="__DdeLink__1137_1088778203"/>下拉<text:bookmark-end text:name="__DdeLink__1137_1088778203"/>框<text:span text:style-name="T24">(通过/不通过)</text:span> 必填</text:p>
      <text:p text:style-name="P23"/>
      <text:p text:style-name="P22"/>
      <text:p text:style-name="P23"><text:tab/><text:tab/><text:tab/>功能名字_6:汇总 <text:s/>功能类型:网格 (有网格/树形/编辑可选)</text:p>
      <text:p text:style-name="P23"><text:tab/><text:tab/><text:tab/><text:tab/><text:bookmark-start text:name="__DdeLink__1012_1826826792"/>字段名称_<text:span text:style-name="T2">1</text:span>:姓名</text:p>
      <text:p text:style-name="P23"><text:tab/><text:tab/><text:tab/><text:tab/>字段名称_<text:span text:style-name="T2">2</text:span>:员工编号</text:p>
      <text:p text:style-name="P23"><text:tab/><text:tab/><text:tab/><text:tab/>字段名称_<text:span text:style-name="T3">4</text:span>:地区</text:p>
      <text:p text:style-name="P23"><text:tab/><text:tab/><text:tab/><text:tab/>字段名称_<text:span text:style-name="T4">5</text:span>:项目组<text:tab/><text:tab/></text:p>
      <text:p text:style-name="P23"><text:tab/><text:tab/><text:tab/><text:tab/>字段名称_<text:span text:style-name="T4">6</text:span>:入住宿舍`</text:p>
      <text:p text:style-name="P23"><text:tab/><text:tab/><text:tab/><text:tab/>字段名称_<text:span text:style-name="T4">8</text:span>:入住时间</text:p>
      <text:p text:style-name="P23"><text:tab/><text:tab/><text:tab/><text:tab/>字段名称_<text:span text:style-name="T4">9</text:span>:离宿时间</text:p>
      <text:p text:style-name="P23"><text:tab/><text:tab/><text:tab/><text:tab/>字段名称_<text:span text:style-name="T8">10</text:span>:领用/归还钥匙</text:p>
      <text:p text:style-name="P23"><text:tab/><text:tab/><text:tab/><text:tab/>字段名称_<text:span text:style-name="T8">11</text:span>:领用/归还床上用品<text:bookmark-end text:name="__DdeLink__1012_1826826792"/>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tab/><text:tab/><text:tab/><text:tab/>字段名称_<text:span text:style-name="T3">3</text:span>:宿舍地址</text:p>
      <text:p text:style-name="P16"><text:soft-page-break/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20"><text:tab/><text:tab/><text:tab/><text:tab/></text:p>
      <text:p text:style-name="P2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9T15:12:06.189623620</dc:date>
    <meta:editing-duration>PT4H25M22S</meta:editing-duration>
    <meta:editing-cycles>48</meta:editing-cycles>
    <meta:generator>LibreOffice/5.2.6.1$Linux_X86_64 LibreOffice_project/20$Build-1</meta:generator>
    <meta:document-statistic meta:table-count="0" meta:image-count="0" meta:object-count="0" meta:page-count="4" meta:paragraph-count="225" meta:word-count="3706" meta:character-count="5802" meta:non-whitespace-character-count="4184"/>
  </office:meta>
</office:document-meta>
</file>